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tClass.interfaceOfParen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InfoExceptionTest.should_know_valid_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InfoExceptionTes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InfoExceptionTest.InvocationInfoExceptionTest( final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Class.interfac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rentClass.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rentClass.grandInterfac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rentClass.grandParen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rrentClass.paren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